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ucida Console', 'DejaVu Sans Mono', Monaco, 'Courier New', monospace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pl" fo:country="PL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4pt" fo:language="pl" fo:country="PL" style:font-size-asian="24pt" style:font-size-complex="2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language="pl" fo:country="PL" style:font-size-asian="14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language="pl" fo:country="PL" fo:font-style="normal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0pt" fo:letter-spacing="normal" fo:language="pl" fo:country="P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Preformatted_20_Text">
      <style:paragraph-properties fo:margin-top="0cm" fo:margin-bottom="0cm" fo:orphans="2" fo:widows="2" fo:padding="0cm" fo:border="none"/>
      <style:text-properties fo:font-variant="normal" fo:text-transform="none" style:font-name="Consolas" fo:letter-spacing="normal" fo:font-style="normal" fo:font-weight="normal"/>
    </style:style>
    <style:style style:name="P9" style:family="paragraph" style:parent-style-name="Preformatted_20_Text">
      <style:paragraph-properties fo:margin-top="0cm" fo:margin-bottom="0cm" fo:orphans="2" fo:widows="2" fo:padding="0cm" fo:border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ff" fo:font-weight="bold"/>
    </style:style>
    <style:style style:name="T5" style:family="text">
      <style:text-properties fo:color="#0000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NUM-PROJEKT, zadanie 1.2</text:p>
      <text:p text:style-name="P2">Raport</text:p>
      <text:p text:style-name="P1">Autor: Tomasz Jakubczyk</text:p>
      <text:p text:style-name="P1"/>
      <text:list xml:id="list1979643973630478676" text:style-name="L1">
        <text:list-item>
          <text:p text:style-name="P3">Dokładność maszynowa</text:p>
          <text:p text:style-name="P3">Epsilon maszynowy – Istnieją dwie lekko różniące się definicje: największa nieujemna liczba w zmiennoprzecinkowej reprezentacji maszynowej której dodanie do 1 daje 1, lub najmniejsza liczba nieujemna w reprezentacji maszynowej, która dodana do 1 daje wynik różny od 1. Mimo, że te definicja wydają się być matematycznie równoważne, dają one nieco różniące się wyniki. Wykorzystam definicję drugą ze względu na jej popularność w środowiskach programistycznych.</text:p>
          <text:p text:style-name="P3">Dokładność maszynowa zależy od precyzji reprezentacji, architektury maszyny oraz implementacji.</text:p>
          <text:p text:style-name="P3">Wykorzystywany komputer jest w architekturze <text:span text:style-name="T2">x86_64</text:span> i posługuje się liczbami zmiennoprzecinkowymi w standardzie <text:span text:style-name="T2">IEE754</text:span>. Środowisko <text:span text:style-name="T2">Matlab</text:span> udostępnia dwa typy zmiennoprzecinkowe: <text:span text:style-name="T2">double</text:span> i <text:span text:style-name="T2">single</text:span><text:span text:style-name="T1">.</text:span></text:p>
          <text:p text:style-name="P4"><text:span text:style-name="T2">Matlab</text:span> posiada funkcję <text:span text:style-name="T2">eps </text:span><text:span text:style-name="T3">zwracającą epsilon maszynowy i posłuży za porównanie.</text:span></text:p>
          <text:p text:style-name="P6">Epsilon maszynowy (aproksymację) znajduję iteracyjnie zmniejszając zmienną o połowę poczynając od jedynki.</text:p>
          <text:p text:style-name="P6">Druga metoda uzyskiwania epsilona maszynowego polega na wykorzystaniu faktu, że w standardzie IEE754 kolejne wartości zmiennoprzecinkowe różnią się binarnie o 1. Algorytm ten wykorzystuje rzutowanie typów i przesunięcie o 1 w typie całkowitoloczbowym.</text:p>
          <text:p text:style-name="P6"><text:s/></text:p>
          <text:p text:style-name="P6">Uzyskane wyniki:</text:p>
        </text:list-item>
      </text:list>
      <text:p text:style-name="P7"><text:span text:style-name="T4">&gt;&gt; </text:span>GenericEpsylon</text:p>
      <text:p text:style-name="P8">EpsylonSingle = <text:span text:style-name="T5">1.19209289550781250000e-07</text:span> (<text:span text:style-name="T5">2</text:span><text:span text:style-name="T4">^-</text:span><text:span text:style-name="T5">23</text:span>)</text:p>
      <text:p text:style-name="P9"/>
      <text:p text:style-name="P8">EpsylonDouble = <text:span text:style-name="T5">2.22044604925031310000e-16</text:span> (<text:span text:style-name="T5">2</text:span><text:span text:style-name="T4">^-</text:span><text:span text:style-name="T5">52</text:span>)</text:p>
      <text:p text:style-name="P9"/>
      <text:p text:style-name="P8"><text:span text:style-name="T4">&gt;&gt; </text:span>MyEpsylon</text:p>
      <text:p text:style-name="P8">Aproksymacja Epsilonu Maszynowego<text:span text:style-name="T4">:</text:span></text:p>
      <text:p text:style-name="P9"/>
      <text:p text:style-name="P8">EpsylonSingle = <text:span text:style-name="T5">1.19209289550781250000e-07</text:span> (<text:span text:style-name="T5">2</text:span><text:span text:style-name="T4">^-</text:span><text:span text:style-name="T5">23</text:span>)</text:p>
      <text:p text:style-name="P9"/>
      <text:p text:style-name="P8">EpsylonDouble = <text:span text:style-name="T5">2.22044604925031310000e-16</text:span> (<text:span text:style-name="T5">2</text:span><text:span text:style-name="T4">^-</text:span><text:span text:style-name="T5">52</text:span>)</text:p>
      <text:p text:style-name="P9"/>
      <text:p text:style-name="P8">Uzyskanie Epsilona Maszynowego przez rzutowanie typów<text:span text:style-name="T4">:</text:span></text:p>
      <text:p text:style-name="P9"/>
      <text:p text:style-name="P8">EpsylonDouble = <text:span text:style-name="T5">1.19209289550781250000e-07</text:span> (<text:span text:style-name="T5">2</text:span><text:span text:style-name="T4">^-</text:span><text:span text:style-name="T5">23</text:span>)</text:p>
      <text:p text:style-name="P9"/>
      <text:p text:style-name="P8">EpsylonSingle = <text:span text:style-name="T5">2.22044604925031310000e-16</text:span> (<text:span text:style-name="T5">2</text:span><text:span text:style-name="T4">^-</text:span><text:span text:style-name="T5">52</text:span>)</text:p>
      <text:p text:style-name="P5"/>
      <text:list xml:id="list34310671" text:continue-numbering="true" text:style-name="L1">
        <text:list-header>
          <text:p text:style-name="P3"><text:soft-page-break/></text:p>
        </text:list-header>
        <text:list-item>
          <text:p text:style-name="P3">Rozwiązywanie układu równań metodą eliminacji Gaussa</text:p>
          <text:p text:style-name="P3"/>
        </text:list-item>
        <text:list-item>
          <text:p text:style-name="P3">Rozwiązywanie układu równań metodą Jacobieg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ucida Console', 'DejaVu Sans Mono', Monaco, 'Courier New', monospace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7T15:32:27.60</meta:creation-date>
    <dc:date>2017-03-08T14:12:05.65</dc:date>
    <meta:editing-duration>PT1H38M59S</meta:editing-duration>
    <meta:editing-cycles>9</meta:editing-cycles>
    <meta:generator>OpenOffice/4.1.3$Win32 OpenOffice.org_project/413m1$Build-9783</meta:generator>
    <meta:document-statistic meta:table-count="0" meta:image-count="0" meta:object-count="0" meta:page-count="2" meta:paragraph-count="24" meta:word-count="215" meta:character-count="1795"/>
  </office:meta>
</office:document-meta>
</file>